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be3fe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  <style:text-properties officeooo:paragraph-rsid="001d8245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1ec6c7"/>
    </style:style>
    <style:style style:name="P15" style:family="paragraph" style:parent-style-name="Table_20_Contents">
      <style:text-properties officeooo:rsid="001ec6c7" officeooo:paragraph-rsid="001ec6c7"/>
    </style:style>
    <style:style style:name="P16" style:family="paragraph" style:parent-style-name="Heading_20_1" style:master-page-name="First_20_Page">
      <style:paragraph-properties style:page-number="auto"/>
    </style:style>
    <style:style style:name="P17" style:family="paragraph" style:parent-style-name="Heading_20_1" style:master-page-name="First_20_Page">
      <style:paragraph-properties style:page-number="auto"/>
      <style:text-properties officeooo:paragraph-rsid="001a7ab2"/>
    </style:style>
    <style:style style:name="P18" style:family="paragraph">
      <style:paragraph-properties style:writing-mode="lr-tb"/>
    </style:style>
    <style:style style:name="P19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ec6c7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1" style:family="text">
      <style:text-properties style:use-window-font-color="true" style:font-name="Arial" fo:font-size="14pt" fo:font-weight="bold" officeooo:rsid="001ec6c7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3" style:family="text">
      <style:text-properties fo:font-size="8pt" style:font-size-asian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officeooo:rsid="0007ca56"/>
    </style:style>
    <style:style style:name="T19" style:family="text">
      <style:text-properties officeooo:rsid="001ec6c7"/>
    </style:style>
    <style:style style:name="T20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299975056480" text:id="ct140299975056480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299974496720" text:id="ct140299974496720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299936808992" text:id="ct140299936808992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7" text:outline-level="1"><text:change text:change-id="ct140299975056480"/>Adopted as a NMRA <text:span text:style-name="T18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7">Adopted</text:span> column in the <text:span text:style-name="T16">Version History</text:span> table below.</text:p>
      <text:h text:style-name="Heading_20_1" text:outline-level="1"><text:change text:change-id="ct140299974496720"/><text:change-start text:change-id="ct140299936808992"/>Version History<text:change-end text:change-id="ct140299936808992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<text:span text:style-name="T19">submitted for public comment</text:span>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6</text:span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5">Minor grammatical corrections and readability improvements 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  <style:text-properties officeooo:paragraph-rsid="001d8245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be3fe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1ec6c7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16:17:47.855366156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Event Transport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TN-</text:span><text:span text:style-name="MT12">9.7.3.1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0</meta:editing-cycles>
    <meta:editing-duration>PT19H56M18S</meta:editing-duration>
    <meta:generator>LibreOffice/4.4.0.3$MacOSX_X86_64 LibreOffice_project/de093506bcdc5fafd9023ee680b8c60e3e0645d7</meta:generator>
    <dc:date>2016-02-08T16:17:47.667907000</dc:date>
    <meta:printed-by>Bob Jacobsen</meta:printed-by>
    <meta:print-date>2010-09-15T08:46:04</meta:print-date>
    <meta:document-statistic meta:table-count="2" meta:image-count="1" meta:object-count="0" meta:page-count="1" meta:paragraph-count="16" meta:word-count="90" meta:character-count="559" meta:non-whitespace-character-count="477"/>
  </office:meta>
</office:document-meta>
</file>